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30.4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200505</text:span></text:p>
      <text:p text:style-name="P10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1"/>
      <text:p text:style-name="Standard"><text:span text:style-name="T4">כתובת</text:span><text:span text:style-name="T1"> <text:s/>בשארי 9 (נחלת יהודה) ראשון לציון</text:span></text:p>
      <text:p text:style-name="P2"/>
      <text:p text:style-name="P11"/>
      <text:p text:style-name="Standard"><text:span text:style-name="T4">טלפון</text:span><text:span text:style-name="T1"> <text:s text:c="141"/></text:span></text:p>
      <text:p text:style-name="P11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/>פאנל כבאים מפלס כניסה ראשית. <text:s text:c="3"/></text:span><text:bookmark text:name="_GoBack"/><text:span text:style-name="T1"><text:s text:c="20"/></text:span></text:p>
      <text:p text:style-name="Standard"><text:span text:style-name="T1"><text:s text:c="15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4"/>
      <text:p text:style-name="Standard"><text:span text:style-name="T4">מיקום ברזי כיבוי עיקריים "3</text:span><text:span text:style-name="T1"> <text:s/>גמל מים נמצא בחזית דרומית, וסמוך לרחבת כיבוי צד ד. מזרח</text:span></text:p>
      <text:p text:style-name="Standard"><text:span text:style-name="T1"><text:s text:c="51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<text:s text:c="7"/>מחסנים בקומת מרתף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צובר נמצא בחזית דרום מזרח של המבנה.</text:span>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קומת מרתף ליד חדר משאבות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נמצא בקומת מרתף חזית צפון מערבית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כול קומה יש מגוף שליטה ספרינקלרים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ניון תת קרקעי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4-30T11:09:00</meta:print-date>
    <meta:creation-date>2014-04-30T11:24:00</meta:creation-date>
    <dc:date>2014-04-30T11:24:00</dc:date>
    <meta:editing-duration>PT2S</meta:editing-duration>
    <meta:generator>OpenOffice/4.0.1$Win32 OpenOffice.org_project/401m5$Build-9714</meta:generator>
    <meta:document-statistic meta:table-count="6" meta:image-count="0" meta:object-count="0" meta:page-count="2" meta:paragraph-count="54" meta:word-count="178" meta:character-count="18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